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3" style:family="graphic" style:parent-style-name="standard">
      <style:graphic-properties svg:stroke-color="#c62828" draw:marker-end="Extrémités_20_de_20_flèche_20_2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standard">
      <style:graphic-properties svg:stroke-color="#40c4ff" draw:marker-end="Extrémités_20_de_20_flèche_20_2" draw:textarea-vertical-align="middle"/>
    </style:style>
    <style:style style:name="gr6" style:family="graphic" style:parent-style-name="standard">
      <style:graphic-properties svg:stroke-color="#1a237e" draw:marker-end="Extrémités_20_de_20_flèche_20_2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svg:stroke-color="#d500f9" draw:marker-end="Extrémités_20_de_20_flèche_20_2" draw:textarea-vertical-align="middle"/>
    </style:style>
    <style:style style:name="gr9" style:family="graphic" style:parent-style-name="standard">
      <style:graphic-properties draw:stroke="solid" draw:stroke-dash="Dot" svg:stroke-color="#eeff41" draw:marker-end="Extrémités_20_de_20_flèche_20_2" svg:stroke-linecap="butt" draw:textarea-vertical-align="middle"/>
    </style:style>
    <style:style style:name="gr10" style:family="graphic" style:parent-style-name="standard">
      <style:graphic-properties svg:stroke-color="#808080" draw:marker-end="Extrémités_20_de_20_flèche_20_2" draw:textarea-vertical-align="middle"/>
    </style:style>
    <style:style style:name="gr11" style:family="graphic" style:parent-style-name="standard">
      <style:graphic-properties svg:stroke-color="#579d1c" draw:marker-end="Extrémités_20_de_20_flèche_20_2" draw:textarea-vertical-align="middle"/>
    </style:style>
    <style:style style:name="gr12" style:family="graphic" style:parent-style-name="standard">
      <style:graphic-properties svg:stroke-color="#7e0021" draw:marker-start="Extrémités_20_de_20_flèche_20_2" draw:textarea-vertical-align="middle"/>
    </style:style>
    <style:style style:name="gr13" style:family="graphic" style:parent-style-name="standard">
      <style:graphic-properties svg:stroke-color="#579d1c" draw:marker-start="Extrémités_20_de_20_flèche_20_2" draw:textarea-vertical-align="middle"/>
    </style:style>
    <style:style style:name="gr14" style:family="graphic" style:parent-style-name="standard">
      <style:graphic-properties svg:stroke-color="#c5000b" draw:marker-start="Extrémités_20_de_20_flèche_20_2" draw:textarea-vertical-align="middle"/>
    </style:style>
    <style:style style:name="gr15" style:family="graphic" style:parent-style-name="standard">
      <style:graphic-properties svg:stroke-color="#ff420e" draw:marker-start="Extrémités_20_de_20_flèche_20_2" draw:textarea-vertical-align="middle"/>
    </style:style>
    <style:style style:name="gr16" style:family="graphic" style:parent-style-name="standard">
      <style:graphic-properties svg:stroke-color="#000000" draw:marker-end="Extrémités_20_de_20_flèche_20_2" draw:textarea-vertical-align="middle"/>
    </style:style>
    <style:style style:name="gr17" style:family="graphic" style:parent-style-name="standard">
      <style:graphic-properties svg:stroke-color="#000000" draw:marker-start="Extrémités_20_de_20_flèche_20_2" draw:textarea-vertical-align="middle"/>
    </style:style>
    <style:style style:name="gr18" style:family="graphic" style:parent-style-name="standard">
      <style:graphic-properties draw:marker-start="Extrémités_20_de_20_flèche_20_2" draw:textarea-vertical-align="middle"/>
    </style:style>
    <style:style style:name="gr19" style:family="graphic" style:parent-style-name="standard">
      <style:graphic-properties svg:stroke-color="#4b1f6f" draw:marker-start="Extrémités_20_de_20_flèche_20_2" draw:textarea-vertical-align="middle"/>
    </style:style>
    <style:style style:name="P1" style:family="paragraph">
      <style:paragraph-properties fo:margin-top="0cm" fo:margin-bottom="0.1cm" fo:text-align="center"/>
    </style:style>
    <style:style style:name="P2" style:family="paragraph">
      <loext:graphic-properties draw:fill="none" draw:fill-color="#ffffff"/>
      <style:paragraph-properties fo:margin-top="0cm" fo:margin-bottom="0.1cm"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top="0.3cm" fo:margin-bottom="0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justify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3.25cm" svg:height="1.125cm" svg:x="10.3cm" svg:y="2cm">
          <draw:text-box>
            <text:p text:style-name="P1">main.py</text:p>
          </draw:text-box>
        </draw:frame>
        <draw:frame draw:style-name="gr2" draw:text-style-name="P3" xml:id="id1" draw:id="id1" draw:layer="layout" svg:width="3.25cm" svg:height="0.988cm" svg:x="10.3cm" svg:y="5cm">
          <draw:text-box>
            <text:p>rue.py</text:p>
          </draw:text-box>
        </draw:frame>
        <draw:connector draw:style-name="gr3" draw:text-style-name="P4" draw:layer="layout" svg:x1="11.925cm" svg:y1="5cm" svg:x2="11.925cm" svg:y2="3.125cm" draw:start-shape="id1" draw:start-glue-point="0" draw:end-shape="id2" draw:end-glue-point="2" svg:d="M11925 5000v-1875" svg:viewBox="0 0 1 1876">
          <text:p/>
        </draw:connector>
        <draw:frame draw:style-name="gr4" draw:text-style-name="P3" xml:id="id3" draw:id="id3" draw:layer="layout" svg:width="5cm" svg:height="1.25cm" svg:x="7.3cm" svg:y="7.5cm">
          <draw:text-box>
            <text:p>immeuble.py</text:p>
          </draw:text-box>
        </draw:frame>
        <draw:frame draw:style-name="gr4" draw:text-style-name="P3" xml:id="id4" draw:id="id4" draw:layer="layout" svg:width="3cm" svg:height="1.25cm" svg:x="17.75cm" svg:y="7.5cm">
          <draw:text-box>
            <text:p>sol.py</text:p>
          </draw:text-box>
        </draw:frame>
        <draw:connector draw:style-name="gr5" draw:text-style-name="P5" draw:layer="layout" svg:x1="9.8cm" svg:y1="7.5cm" svg:x2="11.925cm" svg:y2="5.988cm" draw:start-shape="id3" draw:start-glue-point="0" draw:end-shape="id1" draw:end-glue-point="2" svg:d="M9800 7500v-756h2125v-756" svg:viewBox="0 0 2126 1513">
          <text:p/>
        </draw:connector>
        <draw:connector draw:style-name="gr6" draw:text-style-name="P5" draw:layer="layout" svg:x1="19.25cm" svg:y1="7.5cm" svg:x2="11.925cm" svg:y2="5.988cm" draw:start-shape="id4" draw:start-glue-point="0" draw:end-shape="id1" draw:end-glue-point="2" svg:d="M19250 7500v-756h-7325v-756" svg:viewBox="0 0 7326 1513">
          <text:p/>
        </draw:connector>
        <draw:frame draw:style-name="gr7" draw:text-style-name="P3" xml:id="id6" draw:id="id6" draw:layer="layout" svg:width="3.7cm" svg:height="1cm" svg:x="5.3cm" svg:y="10.5cm">
          <draw:text-box>
            <text:p>etage.py</text:p>
          </draw:text-box>
        </draw:frame>
        <draw:frame draw:style-name="gr2" draw:text-style-name="P3" xml:id="id5" draw:id="id5" draw:layer="layout" svg:width="2.95cm" svg:height="0.988cm" svg:x="13.8cm" svg:y="10.512cm">
          <draw:text-box>
            <text:p>toit.py</text:p>
          </draw:text-box>
        </draw:frame>
        <draw:connector draw:style-name="gr8" draw:text-style-name="P5" draw:layer="layout" svg:x1="15.275cm" svg:y1="10.512cm" svg:x2="9.8cm" svg:y2="8.75cm" draw:start-shape="id5" draw:start-glue-point="0" draw:end-shape="id3" draw:end-glue-point="2" svg:d="M15275 10512v-881h-5475v-881" svg:viewBox="0 0 5476 1763">
          <text:p/>
        </draw:connector>
        <draw:connector draw:style-name="gr9" draw:text-style-name="P5" draw:layer="layout" svg:x1="7.15cm" svg:y1="10.5cm" svg:x2="9.8cm" svg:y2="8.75cm" draw:start-shape="id6" draw:start-glue-point="0" draw:end-shape="id3" draw:end-glue-point="2" svg:d="M7150 10500v-875h2650v-875" svg:viewBox="0 0 2651 1751">
          <text:p/>
        </draw:connector>
        <draw:frame draw:style-name="gr2" draw:text-style-name="P3" xml:id="id11" draw:id="id11" draw:layer="layout" svg:width="4.25cm" svg:height="0.988cm" svg:x="2.25cm" svg:y="13.012cm">
          <draw:text-box>
            <text:p>fenetre.py</text:p>
          </draw:text-box>
        </draw:frame>
        <draw:frame draw:style-name="gr7" draw:text-style-name="P3" xml:id="id7" draw:id="id7" draw:layer="layout" svg:width="4cm" svg:height="1cm" svg:x="15.5cm" svg:y="12.5cm">
          <draw:text-box>
            <text:p>triangle.py</text:p>
          </draw:text-box>
        </draw:frame>
        <draw:connector draw:style-name="gr10" draw:text-style-name="P5" draw:layer="layout" svg:x1="17.5cm" svg:y1="12.5cm" svg:x2="15.275cm" svg:y2="11.5cm" draw:start-shape="id7" draw:start-glue-point="0" draw:end-shape="id5" draw:end-glue-point="2" svg:d="M17500 12500v-500h-2225v-500" svg:viewBox="0 0 2226 1001">
          <text:p/>
        </draw:connector>
        <draw:frame draw:style-name="gr2" draw:text-style-name="P3" xml:id="id8" draw:id="id8" draw:layer="layout" svg:width="5.5cm" svg:height="0.988cm" svg:x="10cm" svg:y="15.262cm">
          <draw:text-box>
            <text:p>demi_cercle.py</text:p>
          </draw:text-box>
        </draw:frame>
        <draw:connector draw:style-name="gr11" draw:text-style-name="P5" draw:layer="layout" svg:x1="12.75cm" svg:y1="15.262cm" svg:x2="15.275cm" svg:y2="11.5cm" draw:start-shape="id8" draw:start-glue-point="0" draw:end-shape="id5" draw:end-glue-point="2" svg:d="M12750 15262v-1881h2525v-1881" svg:viewBox="0 0 2526 3763">
          <text:p/>
        </draw:connector>
        <draw:frame draw:style-name="gr4" draw:text-style-name="P6" xml:id="id10" draw:id="id10" draw:layer="layout" svg:width="3.5cm" svg:height="1.25cm" svg:x="10.75cm" svg:y="22cm">
          <draw:text-box>
            <text:p>ligne.py</text:p>
          </draw:text-box>
        </draw:frame>
        <draw:frame draw:style-name="gr2" draw:text-style-name="P3" xml:id="id9" draw:id="id9" draw:layer="layout" svg:width="3.25cm" svg:height="0.988cm" svg:x="7.75cm" svg:y="13cm">
          <draw:text-box>
            <text:p>porte.py</text:p>
          </draw:text-box>
        </draw:frame>
        <draw:connector draw:style-name="gr12" draw:text-style-name="P5" draw:layer="layout" svg:x1="7.15cm" svg:y1="11.5cm" svg:x2="9.375cm" svg:y2="13cm" draw:start-shape="id6" draw:start-glue-point="2" draw:end-shape="id9" draw:end-glue-point="0" svg:d="M7150 11500v750h2225v750" svg:viewBox="0 0 2226 1501">
          <text:p/>
        </draw:connector>
        <draw:connector draw:style-name="gr13" draw:text-style-name="P5" draw:layer="layout" svg:x1="9.375cm" svg:y1="13.988cm" svg:x2="12.75cm" svg:y2="15.262cm" draw:start-shape="id9" draw:start-glue-point="2" draw:end-shape="id8" draw:end-glue-point="0" svg:d="M9375 13988v637h3375v637" svg:viewBox="0 0 3376 1275">
          <text:p/>
        </draw:connector>
        <draw:connector draw:style-name="gr14" draw:text-style-name="P5" draw:layer="layout" svg:x1="9.375cm" svg:y1="13.988cm" svg:x2="10.75cm" svg:y2="22.625cm" draw:start-shape="id9" draw:start-glue-point="2" draw:end-shape="id10" draw:end-glue-point="3" svg:d="M9375 13988v8637h1375" svg:viewBox="0 0 1376 8638">
          <text:p/>
        </draw:connector>
        <draw:connector draw:style-name="gr14" draw:text-style-name="P5" draw:layer="layout" svg:x1="19.25cm" svg:y1="8.75cm" svg:x2="14.25cm" svg:y2="22.625cm" draw:start-shape="id4" draw:start-glue-point="2" draw:end-shape="id10" draw:end-glue-point="1" svg:d="M19250 8750v13875h-5000" svg:viewBox="0 0 5001 13876">
          <text:p/>
        </draw:connector>
        <draw:connector draw:style-name="gr15" draw:text-style-name="P5" draw:layer="layout" svg:x1="7.15cm" svg:y1="11.5cm" svg:x2="4.375cm" svg:y2="13.012cm" draw:start-shape="id6" draw:start-glue-point="2" draw:end-shape="id11" svg:d="M7150 11500v756h-2775v756" svg:viewBox="0 0 2776 1513">
          <text:p/>
        </draw:connector>
        <draw:connector draw:style-name="gr14" draw:text-style-name="P5" draw:layer="layout" svg:x1="17.5cm" svg:y1="13.5cm" svg:x2="12.5cm" svg:y2="22cm" draw:start-shape="id7" draw:start-glue-point="2" draw:end-shape="id10" draw:end-glue-point="0" svg:d="M17500 13500v4250h-5000v4250" svg:viewBox="0 0 5001 8501">
          <text:p/>
        </draw:connector>
        <draw:frame draw:style-name="gr7" draw:text-style-name="P3" xml:id="id12" draw:id="id12" draw:layer="layout" svg:width="4.75cm" svg:height="1cm" svg:x="4cm" svg:y="22.13cm">
          <draw:text-box>
            <text:p>rectangle.py</text:p>
          </draw:text-box>
        </draw:frame>
        <draw:connector draw:style-name="gr16" draw:text-style-name="P5" draw:layer="layout" svg:x1="6.375cm" svg:y1="22.13cm" svg:x2="9.375cm" svg:y2="13.988cm" draw:start-shape="id12" draw:start-glue-point="0" draw:end-shape="id9" draw:end-glue-point="2" svg:d="M6375 22130v-4071h3000v-4071" svg:viewBox="0 0 3001 8143">
          <text:p/>
        </draw:connector>
        <draw:frame draw:style-name="gr7" draw:text-style-name="P3" xml:id="id13" draw:id="id13" draw:layer="layout" svg:width="3.75cm" svg:height="1cm" svg:x="4.5cm" svg:y="15.5cm">
          <draw:text-box>
            <text:p>balcon.py</text:p>
          </draw:text-box>
        </draw:frame>
        <draw:frame draw:style-name="gr2" draw:text-style-name="P3" xml:id="id14" draw:id="id14" draw:layer="layout" svg:width="3.5cm" svg:height="0.988cm" svg:x="1.5cm" svg:y="15.512cm">
          <draw:text-box>
            <text:p>vitre.py</text:p>
          </draw:text-box>
        </draw:frame>
        <draw:connector draw:style-name="gr17" draw:text-style-name="P5" draw:layer="layout" svg:x1="6.375cm" svg:y1="16.5cm" svg:x2="6.375cm" svg:y2="22.13cm" draw:start-shape="id13" draw:start-glue-point="2" draw:end-shape="id12" draw:end-glue-point="0" svg:d="M6375 16500v5630" svg:viewBox="0 0 1 5631">
          <text:p/>
        </draw:connector>
        <draw:connector draw:style-name="gr18" draw:text-style-name="P5" draw:layer="layout" svg:x1="4.375cm" svg:y1="14cm" svg:x2="3.25cm" svg:y2="15.512cm" draw:start-shape="id11" draw:start-glue-point="2" draw:end-shape="id14" draw:end-glue-point="0" svg:d="M4375 14000v756h-1125v756" svg:viewBox="0 0 1126 1513">
          <text:p/>
        </draw:connector>
        <draw:connector draw:style-name="gr19" draw:text-style-name="P5" draw:layer="layout" svg:x1="4.375cm" svg:y1="14cm" svg:x2="6.375cm" svg:y2="15.5cm" draw:start-shape="id11" draw:start-glue-point="2" draw:end-shape="id13" draw:end-glue-point="0" svg:d="M4375 14000v750h2000v750" svg:viewBox="0 0 2001 1501">
          <text:p/>
        </draw:connector>
        <draw:connector draw:style-name="gr17" draw:text-style-name="P5" draw:layer="layout" svg:x1="3.25cm" svg:y1="16.5cm" svg:x2="4cm" svg:y2="22.63cm" draw:start-shape="id14" draw:start-glue-point="2" draw:end-shape="id12" draw:end-glue-point="3" svg:d="M3250 16500v6130h750" svg:viewBox="0 0 751 6131">
          <text:p/>
        </draw:connector>
        <draw:connector draw:style-name="gr14" draw:text-style-name="P5" draw:layer="layout" svg:x1="8.75cm" svg:y1="22.63cm" svg:x2="10.75cm" svg:y2="22.625cm" draw:start-shape="id12" draw:start-glue-point="1" draw:end-shape="id10" draw:end-glue-point="3" svg:d="M8750 22630h1000v-5h1000" svg:viewBox="0 0 2001 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1131 1580" svg:d="M1013 1491l118 89-567-1580-564 1580 114-85 136-68 148-46 161-17 161 13 153 46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fr" fo:country="FR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9T17:47:37.540059909</meta:creation-date>
    <meta:editing-duration>PT18M50S</meta:editing-duration>
    <meta:editing-cycles>4</meta:editing-cycles>
    <meta:generator>LibreOffice/7.3.7.2$Linux_X86_64 LibreOffice_project/30$Build-2</meta:generator>
    <dc:date>2022-12-29T19:09:23.598007259</dc:date>
    <meta:document-statistic meta:object-count="33"/>
  </office:meta>
</office:document-meta>
</file>